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truccion</text:p>
      <text:p text:style-name="P1"/>
      <text:p text:style-name="P1"/>
      <text:p text:style-name="P2">existen muchos materiales que se emplean en la construccion de estos equipos, como el kevlar, la fibra de vidrio, la fibra de carbono, fibra de vidrio entre otros, los mas economicos encontramos el icopor de alta densidad y la madera balsa. En la actualida el material mas economico que se esta empleando es el icopor de alta densidad por la facilidad con la que se puede trabajar.</text:p>
      <text:p text:style-name="P2"/>
      <text:p text:style-name="P2">El icopor de alta densidad es un material hecho a base.</text:p>
      <text:p text:style-name="P2"/>
      <text:p text:style-name="P2"/>
      <text:p text:style-name="P1"/>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3T18:32:59</meta:creation-date>
    <dc:date>2013-11-23T18:50:43</dc:date>
    <meta:editing-duration>PT1M19S</meta:editing-duration>
    <meta:editing-cycles>2</meta:editing-cycles>
    <meta:generator>LibreOffice/3.5$Linux_x86 LibreOffice_project/350m1$Build-2</meta:generator>
    <meta:document-statistic meta:table-count="0" meta:image-count="0" meta:object-count="0" meta:page-count="1" meta:paragraph-count="3" meta:word-count="79" meta:character-count="448" meta:non-whitespace-character-count="372"/>
  </office:meta>
</office:document-meta>
</file>